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byssinica SIL" fo:font-size="14pt" officeooo:rsid="000bad11" officeooo:paragraph-rsid="000bad11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6pt" officeooo:rsid="000b5774" officeooo:paragraph-rsid="000b5774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byssinica SIL" fo:font-size="16pt" officeooo:rsid="000b5774" officeooo:paragraph-rsid="000b5774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4pt" officeooo:rsid="000b5774" officeooo:paragraph-rsid="000b5774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paragraph-rsid="001032c6"/>
    </style:style>
    <style:style style:name="P6" style:family="paragraph" style:parent-style-name="Standard" style:list-style-name="L3">
      <style:paragraph-properties fo:text-align="justify" style:justify-single-word="false"/>
      <style:text-properties officeooo:paragraph-rsid="00115e62"/>
    </style:style>
    <style:style style:name="P7" style:family="paragraph" style:parent-style-name="Standard">
      <style:paragraph-properties fo:text-align="justify" style:justify-single-word="false"/>
      <style:text-properties officeooo:paragraph-rsid="00115e62"/>
    </style:style>
    <style:style style:name="P8" style:family="paragraph" style:parent-style-name="Standard" style:list-style-name="L4">
      <style:paragraph-properties fo:text-align="justify" style:justify-single-word="false"/>
      <style:text-properties officeooo:paragraph-rsid="00115e62"/>
    </style:style>
    <style:style style:name="P9" style:family="paragraph" style:parent-style-name="Standard">
      <style:paragraph-properties fo:text-align="justify" style:justify-single-word="false"/>
      <style:text-properties officeooo:rsid="001032c6" officeooo:paragraph-rsid="001032c6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Droid Sans Mono" fo:font-size="10.5pt" officeooo:rsid="000bad11" officeooo:paragraph-rsid="000bad11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officeooo:rsid="00103e44" officeooo:paragraph-rsid="00103e44"/>
    </style:style>
    <style:style style:name="P12" style:family="paragraph" style:parent-style-name="Standard">
      <style:paragraph-properties fo:text-align="justify" style:justify-single-word="false"/>
      <style:text-properties officeooo:rsid="00115e62" officeooo:paragraph-rsid="00115e62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15e62" officeooo:paragraph-rsid="00115e6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263b3" officeooo:paragraph-rsid="001263b3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2pt" officeooo:rsid="000e867c" style:font-size-asian="10.5pt" style:font-size-complex="12pt"/>
    </style:style>
    <style:style style:name="T3" style:family="text">
      <style:text-properties style:font-name="Arial" fo:font-size="12pt" officeooo:rsid="001032c6" style:font-size-asian="10.5pt" style:font-size-complex="12pt"/>
    </style:style>
    <style:style style:name="T4" style:family="text">
      <style:text-properties style:font-name="Arial" fo:font-size="12pt" officeooo:rsid="00103e44" style:font-size-asian="10.5pt" style:font-size-complex="12pt"/>
    </style:style>
    <style:style style:name="T5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263b3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3a456" style:font-size-asian="10.5pt" style:font-weight-asian="normal" style:font-size-complex="12pt" style:font-weight-complex="normal"/>
    </style:style>
    <style:style style:name="T9" style:family="text">
      <style:text-properties fo:color="#569cd6" fo:font-weight="normal" fo:background-color="#1e1e1e" loext:char-shading-value="0"/>
    </style:style>
    <style:style style:name="T10" style:family="text">
      <style:text-properties fo:color="#569cd6" style:font-name="Arial" fo:font-size="12pt" fo:font-weight="normal" officeooo:rsid="00115e62" fo:background-color="#1e1e1e" loext:char-shading-value="0" style:font-size-asian="10.5pt" style:font-weight-asian="normal" style:font-size-complex="12pt" style:font-weight-complex="normal"/>
    </style:style>
    <style:style style:name="T11" style:family="text">
      <style:text-properties fo:color="#569cd6" style:font-name="Arial" fo:font-size="12pt" fo:font-weight="normal" officeooo:rsid="001263b3" fo:background-color="#1e1e1e" loext:char-shading-value="0" style:font-size-asian="10.5pt" style:font-weight-asian="normal" style:font-size-complex="12pt" style:font-weight-complex="normal"/>
    </style:style>
    <style:style style:name="T12" style:family="text">
      <style:text-properties fo:color="#d4d4d4" fo:font-weight="normal" fo:background-color="#1e1e1e" loext:char-shading-value="0"/>
    </style:style>
    <style:style style:name="T13" style:family="text">
      <style:text-properties fo:color="#d4d4d4" style:font-name="Arial" fo:font-size="12pt" fo:font-weight="normal" officeooo:rsid="00115e62" fo:background-color="#1e1e1e" loext:char-shading-value="0" style:font-size-asian="10.5pt" style:font-weight-asian="normal" style:font-size-complex="12pt" style:font-weight-complex="normal"/>
    </style:style>
    <style:style style:name="T14" style:family="text">
      <style:text-properties fo:color="#d4d4d4" style:font-name="Arial" fo:font-size="12pt" fo:font-weight="normal" officeooo:rsid="001263b3" fo:background-color="#1e1e1e" loext:char-shading-value="0" style:font-size-asian="10.5pt" style:font-weight-asian="normal" style:font-size-complex="12pt" style:font-weight-complex="normal"/>
    </style:style>
    <style:style style:name="T15" style:family="text">
      <style:text-properties fo:color="#d4d4d4" style:font-name="Arial" fo:font-size="12pt" fo:background-color="#1e1e1e" loext:char-shading-value="0" style:font-size-asian="10.5pt" style:font-size-complex="12pt"/>
    </style:style>
    <style:style style:name="T16" style:family="text">
      <style:text-properties fo:color="#4ec9b0" fo:font-weight="normal" fo:background-color="#1e1e1e" loext:char-shading-value="0"/>
    </style:style>
    <style:style style:name="T17" style:family="text">
      <style:text-properties fo:color="#4ec9b0" style:font-name="Arial" fo:font-size="12pt" fo:font-weight="normal" officeooo:rsid="00115e62" fo:background-color="#1e1e1e" loext:char-shading-value="0" style:font-size-asian="10.5pt" style:font-weight-asian="normal" style:font-size-complex="12pt" style:font-weight-complex="normal"/>
    </style:style>
    <style:style style:name="T18" style:family="text">
      <style:text-properties fo:color="#4ec9b0" style:font-name="Arial" fo:font-size="12pt" fo:font-weight="normal" officeooo:rsid="001263b3" fo:background-color="#1e1e1e" loext:char-shading-value="0" style:font-size-asian="10.5pt" style:font-weight-asian="normal" style:font-size-complex="12pt" style:font-weight-complex="normal"/>
    </style:style>
    <style:style style:name="T19" style:family="text">
      <style:text-properties fo:color="#dcdcaa" fo:font-weight="normal" fo:background-color="#1e1e1e" loext:char-shading-value="0"/>
    </style:style>
    <style:style style:name="T20" style:family="text">
      <style:text-properties fo:color="#dcdcaa" style:font-name="Arial" fo:font-size="12pt" fo:font-weight="normal" officeooo:rsid="00115e62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dcdcaa" style:font-name="Arial" fo:font-size="12pt" fo:font-weight="normal" officeooo:rsid="001263b3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9cdcfe" fo:font-weight="normal" fo:background-color="#1e1e1e" loext:char-shading-value="0"/>
    </style:style>
    <style:style style:name="T23" style:family="text">
      <style:text-properties fo:color="#9cdcfe" style:font-name="Arial" fo:font-size="12pt" fo:font-weight="normal" officeooo:rsid="00115e62" fo:background-color="#1e1e1e" loext:char-shading-value="0" style:font-size-asian="10.5pt" style:font-weight-asian="normal" style:font-size-complex="12pt" style:font-weight-complex="normal"/>
    </style:style>
    <style:style style:name="T24" style:family="text">
      <style:text-properties fo:color="#9cdcfe" style:font-name="Arial" fo:font-size="12pt" fo:font-weight="normal" officeooo:rsid="001263b3" fo:background-color="#1e1e1e" loext:char-shading-value="0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1º trabalho EDA2</text:p>
      <text:p text:style-name="P2">Mosaics</text:p>
      <text:p text:style-name="P2">Por: g109(Carlos Palma 46520 e Manuel Cunha 48482)</text:p>
      <text:p text:style-name="P2"/>
      <text:p text:style-name="P3"/>
      <text:list xml:id="list2918145537" text:style-name="L1">
        <text:list-item>
          <text:p text:style-name="P10"><text:span text:style-name="T9">public</text:span><text:span text:style-name="T12"> </text:span><text:span text:style-name="T9">static</text:span><text:span text:style-name="T12"> </text:span><text:span text:style-name="T16">long</text:span><text:span text:style-name="T12"> </text:span><text:span text:style-name="T19">sequenceCombinations</text:span><text:span text:style-name="T12">(</text:span><text:span text:style-name="T16">int</text:span><text:span text:style-name="T12"> </text:span><text:span text:style-name="T22">n</text:span><text:span text:style-name="T12">)</text:span></text:p>
        </text:list-item>
      </text:list>
      <text:p text:style-name="P1"/>
      <text:p text:style-name="P5"><text:span text:style-name="T2">A </text:span><text:span text:style-name="T3">ideia do nosso algoritmo consiste em verificar quais as combinações de peças que podem ser utilizadas no espaço livre caso coloquemos um tipo de peça no espaço de n cores seguidas.</text:span></text:p>
      <text:p text:style-name="P9"><text:span text:style-name="T1">Sabemos previamente que tanto para a inexistência de espaços como para o caso em que temos apenas um espaço só existe uma possibilidade, a partir destas podemos calcular as seguintes.</text:span></text:p>
      <text:p text:style-name="P9"><text:span text:style-name="T1">Exemplos:</text:span></text:p>
      <text:p text:style-name="P9"><text:span text:style-name="T1">-No caso em que temos duas cores iguais seguidas, podemos utilizar uma peça de dois, restando 0 espaços para colocar peças(1 possibilidade) ou utilizar a peça de um, restando 1 espaço para colocar peças(1 possibilidade), somando o numero de possibilidades calculamos assim o numero de possibilidades para o caso em que temos 2 espaços, guardamos este valor para caso seja necessário no futuro.</text:span></text:p>
      <text:p text:style-name="P9"><text:span text:style-name="T1">-No caso em que temos três cores iguais seguidas, podemos utilizar a peça de três, restando 0 espaços para colocar peças(1 possibilidade), utilizar a peça de dois restando 1 espaço para colocar peças(1 possibilidade) ou utilizar a peça de um restando </text:span><text:span text:style-name="T4">dois espaços para colocar peças(2 possibilidades “calculado previamente”), somando o numero de possibilidades obtemos o numero de possibilidades para o caso em que temos 3 espaços.</text:span></text:p>
      <text:p text:style-name="P11"><text:span text:style-name="T1">Seguindo esta linha de raciocínio podemos calcular o numero de possibilidades para qualquer numero de espaços.</text:span></text:p>
      <text:p text:style-name="P11"><text:span text:style-name="T1">Mais concretamente, na função sequenceCombinations, começamos por declarar e inicializar um array com os tipos de peças, de seguida declaramos outro array com </text:span><text:span text:style-name="T5">n+1 </text:span><text:span text:style-name="T6">posições que será utilizado para guardar o numero de possibilidades para todos os espaços que teremos até atingir n (recebido pela função, consiste no numero de cores iguais seguidas), inicializamos os índices 0 e 1 com 1, pois são o numero de possibilidades que sabemos previamente.</text:span></text:p>
      <text:p text:style-name="P12"><text:span text:style-name="T6">Com o auxilio de um ciclo for começamos a percorrer o array no índice 2 até ao índice n, com outro ciclo for dentro do anterior percorremos o array com o tipo de peças, com uma cláusula if verificamos quais as peças que podem ser colocadas no espaço i (se i- tipo de peça for igual ou superior a 0 é possível), vamos somando as possibilidades para os espaços em falta e no final do segundo for guardamos em i o numero de possibilidades.</text:span></text:p>
      <text:p text:style-name="P12"><text:span text:style-name="T6">Por fim retornamos o numero de possibilidades para n que é o valor que pretendemos.</text:span></text:p>
      <text:p text:style-name="P12"><text:span text:style-name="T6"/></text:p>
      <text:list xml:id="list54835455" text:style-name="L3">
        <text:list-item>
          <text:p text:style-name="P6"><text:span text:style-name="T10">public</text:span><text:span text:style-name="T13"> </text:span><text:span text:style-name="T10">static</text:span><text:span text:style-name="T13"> </text:span><text:span text:style-name="T17">ArrayList</text:span><text:span text:style-name="T13">&lt;</text:span><text:span text:style-name="T17">Integer</text:span><text:span text:style-name="T13">&gt; </text:span><text:span text:style-name="T20">numberOfSequences</text:span><text:span text:style-name="T13">(</text:span><text:span text:style-name="T17">String</text:span><text:span text:style-name="T13"> </text:span><text:span text:style-name="T23">s</text:span><text:span text:style-name="T13">)</text:span></text:p>
        </text:list-item>
      </text:list>
      <text:p text:style-name="P13"><text:span text:style-name="T15"/></text:p>
      <text:p text:style-name="P12"><text:span text:style-name="T6">Função mais simples em que apenas recebemos uma string, percorremos a mesma e verificamos quais os caracteres seguidos iguais(correspondem às corres iguais) nesta</text:span><text:span text:style-name="T7">, um contador é incrementado sempre que tal aconteça e sempre que tal não acontece este é adicionado a uma lista e reinicializado com o valor 1.</text:span></text:p>
      <text:p text:style-name="P12"><text:span text:style-name="T7"/></text:p>
      <text:list xml:id="list669042892" text:style-name="L4">
        <text:list-header>
          <text:p text:style-name="P8"><text:span text:style-name="T14"/></text:p>
          <text:p text:style-name="P8"><text:span text:style-name="T14"/></text:p>
        </text:list-header>
        <text:list-item>
          <text:p text:style-name="P8"><text:soft-page-break/><text:span text:style-name="T11">public</text:span><text:span text:style-name="T14"> </text:span><text:span text:style-name="T11">static</text:span><text:span text:style-name="T14"> </text:span><text:span text:style-name="T18">void</text:span><text:span text:style-name="T14"> </text:span><text:span text:style-name="T21">main</text:span><text:span text:style-name="T14">(</text:span><text:span text:style-name="T18">String</text:span><text:span text:style-name="T14">[] </text:span><text:span text:style-name="T24">args</text:span><text:span text:style-name="T14">)</text:span></text:p>
        </text:list-item>
      </text:list>
      <text:p text:style-name="P7"><text:span text:style-name="T14"/></text:p>
      <text:p text:style-name="P14"><text:span text:style-name="T6">Recebemos o input do utilizador linha a linha e a mesma é enviada para a função numberOfSequences onde é retornada uma lista com os números de letras iguais seguidas por string, esta mesma lista é acionada a outra lista com o objetivo da mesma no final conter todas as sequencias de letras iguais seguidas em todo o input.</text:span></text:p>
      <text:p text:style-name="P14"><text:span text:style-name="T6">O local onde é calculado o numero total de possibilidades para todo o input fornecido, é enviado o numero de letras seguidas para a função sequenceCombinations que retorna </text:span><text:span text:style-name="T8">as possibilidades, estas são multiplicadas com o auxilio de um ciclo for,a única situação diferente que podemos ter é não ter letras seguidas ou ter pontos...em que as possibilidades são sempre 1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21:25:59.821262342</meta:creation-date>
    <dc:date>2022-03-23T22:15:19.429347373</dc:date>
    <meta:editing-duration>PT8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578" meta:character-count="3501" meta:non-whitespace-character-count="2946"/>
  </office:meta>
</office:document-meta>
</file>